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7in"/>
    </style:style>
    <style:style style:name="co3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Major o igual a 10</text:p>
          </table:table-cell>
          <table:table-cell table:number-columns-repeated="2"/>
          <table:table-cell table:style-name="ce1" office:value-type="string" calcext:value-type="string">
            <text:p>Parell o senar</text:p>
          </table:table-cell>
          <table:table-cell table:number-columns-repeated="3"/>
          <table:table-cell table:style-name="ce1" office:value-type="string" calcext:value-type="string">
            <text:p>Calculadora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IF([.A8] &gt;= 10;&quot;Es Major o igual a 10&quot;;&quot;Es Menor a 10&quot;)" office:value-type="string" office:string-value="Es Menor a 10" calcext:value-type="string">
            <text:p>Es Menor a 1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MOD([.D8];2)=0;&quot;Parell&quot;;&quot;Senar&quot;)" office:value-type="string" office:string-value="Senar" calcext:value-type="string">
            <text:p>Senar</text:p>
          </table:table-cell>
          <table:table-cell table:number-columns-repeated="3"/>
          <table:table-cell table:style-name="ce3"/>
          <table:table-cell table:style-name="ce4" office:value-type="string" calcext:value-type="string">
            <text:p>Nombres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OCT</text:p>
          </table:table-cell>
          <table:table-cell table:style-name="ce4" office:value-type="string" calcext:value-type="string">
            <text:p>DEC</text:p>
          </table:table-cell>
          <table:table-cell table:style-name="ce4" office:value-type="string" calcext:value-type="string">
            <text:p>HE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IF([.A9] &gt;= 10;&quot;Es Major o igual a 10&quot;;&quot;Es Menor a 10&quot;)" office:value-type="string" office:string-value="Es Menor a 10" calcext:value-type="string">
            <text:p>Es Menor a 10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MOD([.D9];2)=0;&quot;Parell&quot;;&quot;Senar&quot;)" office:value-type="string" office:string-value="Parell" calcext:value-type="string">
            <text:p>Parell</text:p>
          </table:table-cell>
          <table:table-cell table:number-columns-repeated="3"/>
          <table:table-cell table:style-name="ce4" office:value-type="string" calcext:value-type="string">
            <text:p>Binari a</text:p>
          </table:table-cell>
          <table:table-cell table:number-columns-repeated="2" table:style-name="ce4" office:value-type="float" office:value="1010" calcext:value-type="float">
            <text:p>1010</text:p>
          </table:table-cell>
          <table:table-cell table:style-name="ce4" table:formula="of:=BIN2OCT([.J9])" office:value-type="string" office:string-value="12" calcext:value-type="string">
            <text:p>12</text:p>
          </table:table-cell>
          <table:table-cell table:style-name="ce4" table:formula="of:=BIN2DEC([.J9])" office:value-type="float" office:value="10" calcext:value-type="float">
            <text:p>10</text:p>
          </table:table-cell>
          <table:table-cell table:style-name="ce4" table:formula="of:=BIN2HEX([.J9])" office:value-type="string" office:string-value="A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IF([.A10] &gt;= 10;&quot;Es Major o igual a 10&quot;;&quot;Es Menor a 10&quot;)" office:value-type="string" office:string-value="Es Menor a 10" calcext:value-type="string">
            <text:p>Es Menor a 10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MOD([.D10];2)=0;&quot;Parell&quot;;&quot;Senar&quot;)" office:value-type="string" office:string-value="Senar" calcext:value-type="string">
            <text:p>Senar</text:p>
          </table:table-cell>
          <table:table-cell table:number-columns-repeated="3"/>
          <table:table-cell table:style-name="ce4" office:value-type="string" calcext:value-type="string">
            <text:p>Octal a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OCT2BIN([.J10])" office:value-type="string" office:string-value="111001" calcext:value-type="string">
            <text:p>111001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formula="of:=OCT2DEC([.J10])" office:value-type="float" office:value="57" calcext:value-type="float">
            <text:p>57</text:p>
          </table:table-cell>
          <table:table-cell table:style-name="ce3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IF([.A11] &gt;= 10;&quot;Es Major o igual a 10&quot;;&quot;Es Menor a 10&quot;)" office:value-type="string" office:string-value="Es Menor a 10" calcext:value-type="string">
            <text:p>Es Menor a 10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MOD([.D11];2)=0;&quot;Parell&quot;;&quot;Senar&quot;)" office:value-type="string" office:string-value="Parell" calcext:value-type="string">
            <text:p>Parell</text:p>
          </table:table-cell>
          <table:table-cell table:number-columns-repeated="3"/>
          <table:table-cell office:value-type="string" calcext:value-type="string">
            <text:p>Hexadecimal a</text:p>
          </table:table-cell>
          <table:table-cell office:value-type="string" calcext:value-type="string">
            <text:p>AF</text:p>
          </table:table-cell>
          <table:table-cell table:formula="of:=HEX2BIN([.J11])" office:value-type="string" office:string-value="10101111" calcext:value-type="string">
            <text:p>1010111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IF([.A12] &gt;= 10;&quot;Es Major o igual a 10&quot;;&quot;Es Menor a 10&quot;)" office:value-type="string" office:string-value="Es Menor a 10" calcext:value-type="string">
            <text:p>Es Menor a 10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MOD([.D12];2)=0;&quot;Parell&quot;;&quot;Senar&quot;)" office:value-type="string" office:string-value="Senar" calcext:value-type="string">
            <text:p>Senar</text:p>
          </table:table-cell>
          <table:table-cell table:number-columns-repeated="3"/>
          <table:table-cell office:value-type="string" calcext:value-type="string">
            <text:p>Decimal a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IF([.A13] &gt;= 10;&quot;Es Major o igual a 10&quot;;&quot;Es Menor a 10&quot;)" office:value-type="string" office:string-value="Es Major o igual a 10" calcext:value-type="string">
            <text:p>Es Major o igual a 10</text:p>
          </table:table-cell>
          <table:table-cell/>
          <table:table-cell office:value-type="float" office:value="6" calcext:value-type="float">
            <text:p>6</text:p>
          </table:table-cell>
          <table:table-cell table:formula="of:=IF(MOD([.D13];2)=0;&quot;Parell&quot;;&quot;Senar&quot;)" office:value-type="string" office:string-value="Parell" calcext:value-type="string">
            <text:p>Parell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8:Sheet1.A1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3:24:05.517259531</meta:creation-date>
    <dc:date>2024-12-18T14:00:01.272774270</dc:date>
    <meta:editing-duration>PT3M19S</meta:editing-duration>
    <meta:editing-cycles>1</meta:editing-cycles>
    <meta:document-statistic meta:table-count="1" meta:cell-count="49" meta:object-count="0"/>
    <meta:generator>LibreOffice/24.8.2.1$Linux_X86_64 LibreOffice_project/0f794b6e29741098670a3b95d60478a65d05ef13</meta:generator>
  </office:meta>
</office:document-meta>
</file>